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C09000012B1DDDCB5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style:font-name="serif" fo:font-size="7.5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7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: “DeepSense: A Novel Learning Mechanism for Traffic Prediction with Taxi GPS Traces”</text:p>
      <text:p text:style-name="P1"/>
      <text:p text:style-name="P1">The English isn't that good, which makes it a bit difficult to read.</text:p>
      <text:p text:style-name="P1">This paper presents a tool (DeepSense) which can be used to predict traffic flow.</text:p>
      <text:p text:style-name="P1">Traffic flow is high-dimensional, non-linear and non-stationary, which makes prediction difficult.</text:p>
      <text:p text:style-name="P1">DeepSense consists of two main parts: a restricted Boltzmann machine (never heard of it) which reduces dimensionality and fits the non-linearity of the data, and a support vector machine to actually make the predictions. We should definitely look into the former, and probably the latter as well. </text:p>
      <text:p text:style-name="P1"/>
      <text:p text:style-name="P1">In the related work section, the author notes that ARIMA models and Markov chains are used 'just to establish a model and forecast to some extent'. I don't see what is so “just” about it.</text:p>
      <text:p text:style-name="P1">He also says, referring to Lippi et al. (2010), that Markov logic networks can be used to make larger-scale predictions. Worth looking into. </text:p>
      <text:p text:style-name="P1"/>
      <text:p text:style-name="P1"><draw:frame draw:style-name="fr1" draw:name="graphics1" text:anchor-type="paragraph" svg:width="10.343cm" svg:height="5.916cm" draw:z-index="0"><draw:image xlink:href="Pictures/2000000700001C09000012B1DDDCB564.svm" xlink:type="simple" xlink:show="embed" xlink:actuate="onLoad"/></draw:frame>The author points to Yuan et al. (2010) in reference to an algorithm used to map data onto a road network. This is probably something we want to do. </text:p>
      <text:p text:style-name="P1"/>
      <text:p text:style-name="P1">Next, we dive into the math behind the tool. I think we'd better look at different sources for this, as the broken English makes the already complex math even harder to understand. Anyway, the RBM seems to be a specific form of neural network.</text:p>
      <text:p text:style-name="P1"/>
      <text:p text:style-name="P1">The results are pretty good. The prediction/recall rates are both about 0.8 to 0.85, which is quite significant. It would probably take a while to fully analyze the techniques used in this paper, but it may be worth the effort.</text:p>
      <text:p text:style-name="P1"/>
      <text:p text:style-name="P1">References:</text:p>
      <text:p text:style-name="P1">Lippi et al: Lippi M, Bertini M, Frasconi P. “Collective traffic forecasting,” Machine Learning and Knowledge Discovery in Databases. Springer Berlin Heidelberg, pp. 259-273, 2010. </text:p>
      <text:p text:style-name="P1"/>
      <text:p text:style-name="P1">Yuan et al: Yuan J, Zheng Y, Zhang C, et al, “An interactive-voting based map matching algorithm,” Proc. of IEEE MDM, pp. 43-52, 2010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nis de Weerdt</meta:initial-creator>
    <meta:creation-date>2017-09-22T12:43:07.80</meta:creation-date>
    <meta:document-statistic meta:table-count="0" meta:image-count="1" meta:object-count="0" meta:page-count="1" meta:paragraph-count="13" meta:word-count="319" meta:character-count="1910"/>
    <dc:date>2017-09-22T13:13:05.47</dc:date>
    <dc:creator>Dennis de Weerdt</dc:creator>
    <meta:editing-duration>PT14M7S</meta:editing-duration>
    <meta:editing-cycles>1</meta:editing-cycles>
    <meta:generator>OpenOffice/4.1.3$Win32 OpenOffice.org_project/413m1$Build-9783</meta:generator>
  </office:meta>
</office:document-meta>
</file>